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31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1.492cm" fo:break-before="auto" style:use-optimal-row-height="true"/>
    </style:style>
    <style:style style:name="ro19" style:family="table-row">
      <style:table-row-properties style:row-height="0.852cm" fo:break-before="auto" style:use-optimal-row-height="tru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637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207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7.375cm" fo:break-before="auto" style:use-optimal-row-height="true"/>
    </style:style>
    <style:style style:name="ro34" style:family="table-row">
      <style:table-row-properties style:row-height="0.854cm" fo:break-before="auto" style:use-optimal-row-height="true"/>
    </style:style>
    <style:style style:name="ro35" style:family="table-row">
      <style:table-row-properties style:row-height="2.242cm" fo:break-before="auto" style:use-optimal-row-height="true"/>
    </style:style>
    <style:style style:name="ro36" style:family="table-row">
      <style:table-row-properties style:row-height="0.579cm" fo:break-before="auto" style:use-optimal-row-height="true"/>
    </style:style>
    <style:style style:name="ro37" style:family="table-row">
      <style:table-row-properties style:row-height="1.697cm" fo:break-before="auto" style:use-optimal-row-height="true"/>
    </style:style>
    <style:style style:name="ro38" style:family="table-row">
      <style:table-row-properties style:row-height="1.1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0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Consolas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Consolas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Verdana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Verdana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3-05-06">
            <text:p>06.05.13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Juno (4.2)</text:p>
          </table:table-cell>
        </table:table-row>
        <table:table-row table:style-name="ro1">
          <table:table-cell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:”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 and <text:s/>'Dublicate NamedElement “xyz” in Region Main_region'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8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9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29"/>
          <table:table-cell table:style-name="ce26" table:number-columns-repeated="1017"/>
        </table:table-row>
        <table:table-row table:style-name="ro20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Statechart Tools User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/>
          <table:table-cell table:style-name="ce31"/>
          <table:table-cell table:style-name="ce22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0"/>
          <table:table-cell table:style-name="ce22" table:number-columns-repeated="3"/>
          <table:table-cell table:style-name="ce26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7">
          <table:table-cell table:style-name="ce32" office:value-type="string">
            <text:p>T6.2</text:p>
          </table:table-cell>
          <table:table-cell table:style-name="ce32" office:value-type="string">
            <text:p>Create another statechart</text:p>
          </table:table-cell>
          <table:table-cell table:style-name="ce32" office:value-type="string">
            <text:p>T6.1</text:p>
          </table:table-cell>
          <table:table-cell table:style-name="ce33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4" office:value-type="string">
            <text:p>A new statechart OtherStatechart with two interfaces created 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30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1">
          <table:table-cell table:style-name="ce32" office:value-type="string">
            <text:p>T7.1</text:p>
          </table:table-cell>
          <table:table-cell table:style-name="ce37" office:value-type="string">
            <text:p>Create Xpand Generator</text:p>
          </table:table-cell>
          <table:table-cell table:style-name="ce37" office:value-type="string">
            <text:p>T2.6</text:p>
            <text:p>Xpand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4" office:value-type="string">
            <text:p>Project TestProject.generator.xpand created in workspace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7">
          <table:table-cell table:style-name="ce6" office:value-type="string">
            <text:p>T7.2</text:p>
          </table:table-cell>
          <table:table-cell table:style-name="ce37" office:value-type="string">
            <text:p>Create Xtend2/Java Generator</text:p>
          </table:table-cell>
          <table:table-cell table:style-name="ce37" office:value-type="string">
            <text:p>T2.6</text:p>
            <text:p>Xtext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4" office:value-type="string">
            <text:p>TestProject.generator.xtend created in workspace</text:p>
            <text:p/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2" office:value-type="string">
            <text:p>T8.1</text:p>
          </table:table-cell>
          <table:table-cell table:style-name="ce37" office:value-type="string">
            <text:p>Create Generator Model</text:p>
            <text:p>for Java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4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2">
          <table:table-cell table:style-name="ce32" office:value-type="string">
            <text:p>T8.1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1</text:p>
          </table:table-cell>
          <table:table-cell table:style-name="ce33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4" office:value-type="string">
            <text:p>Folder <text:span text:style-name="T12">src-gen-java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2" office:value-type="string">
            <text:p>T8.2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4" office:value-type="string">
            <text:p>Folder <text:span text:style-name="T12">src-gen-c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2">
          <table:table-cell table:style-name="ce6" office:value-type="string">
            <text:p>T8.3</text:p>
          </table:table-cell>
          <table:table-cell table:style-name="ce6" office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32" office:value-type="string">
            <text:p>T8.3.1</text:p>
          </table:table-cell>
          <table:table-cell table:style-name="ce37" office:value-type="string">
            <text:p>[IGNORE as long as no C++ generator is available]</text:p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4" office:value-type="string">
            <text:p>Folder <text:span text:style-name="T12">src-gen-cpp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5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office:value-type="string">
            <text:p><text:s/></text:p>
          </table:table-cell>
          <table:table-cell table:style-name="ce20"/>
          <table:table-cell table:style-name="ce26" table:number-columns-repeated="1017"/>
        </table:table-row>
        <table:table-row table:style-name="ro25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5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Yakindu Version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24">
          <table:table-cell table:style-name="ce32" office:value-type="string">
            <text:p>T9.1</text:p>
          </table:table-cell>
          <table:table-cell table:style-name="ce37" office:value-type="string">
            <text:p>Statechart Proposals <text:s/>and documentation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4" office:value-type="string">
            <text:p>All proposals and documentation <text:s/>checked</text:p>
          </table:table-cell>
          <table:table-cell table:style-name="ce33" table:number-columns-repeated="2"/>
        </table:table-row>
        <table:table-row table:style-name="ro5">
          <table:table-cell table:style-name="ce32" office:value-type="string">
            <text:p>T9.1.1</text:p>
          </table:table-cell>
          <table:table-cell table:style-name="ce37" office:value-type="string">
            <text:p>Statechart Proposals <text:s/>- interface</text:p>
          </table:table-cell>
          <table:table-cell table:style-name="ce32" office:value-type="string">
            <text:p>T9.1</text:p>
          </table:table-cell>
          <table:table-cell table:style-name="ce33" office:value-type="string">
            <text:p>enter “interface” and hit Ctrl+Space</text:p>
            <text:p>Expected proposals: “ : ” , “Name-”</text:p>
          </table:table-cell>
          <table:table-cell table:style-name="ce34"/>
          <table:table-cell table:style-name="ce33" table:number-columns-repeated="2"/>
        </table:table-row>
        <table:table-row table:style-name="ro9">
          <table:table-cell table:style-name="ce32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4"/>
          <table:table-cell table:style-name="ce20" table:number-columns-repeated="2"/>
        </table:table-row>
        <table:table-row table:style-name="ro9">
          <table:table-cell table:style-name="ce32" office:value-type="string">
            <text:p>T9.1.3</text:p>
          </table:table-cell>
          <table:table-cell table:style-name="ce37" office:value-type="string">
            <text:p>Statechart Proposals – Namespace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enter “namespace” and hit Ctrl+Space</text:p>
            <text:p>Expected proposals : </text:p>
          </table:table-cell>
          <table:table-cell table:style-name="ce34"/>
          <table:table-cell table:style-name="ce33" table:number-columns-repeated="2"/>
        </table:table-row>
        <table:table-row table:style-name="ro30">
          <table:table-cell table:style-name="ce32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4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4">
          <table:table-cell table:style-name="ce32" office:value-type="string">
            <text:p>T9.2.1</text:p>
          </table:table-cell>
          <table:table-cell table:style-name="ce37" office:value-type="string">
            <text:p>Transition proposals after “after”</text:p>
          </table:table-cell>
          <table:table-cell table:style-name="ce32" office:value-type="string">
            <text:p>T9.2</text:p>
          </table:table-cell>
          <table:table-cell table:style-name="ce33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14">
          <table:table-cell table:style-name="ce32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20" table:number-columns-repeated="2"/>
        </table:table-row>
        <table:table-row table:style-name="ro23">
          <table:table-cell table:style-name="ce32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5" office:value-type="string">
            <text:p>Select State Properties view. Hit Ctrl+Space.</text:p>
            <text:p>Expected proposals: “after”, “always”, “default”, “else”, “entry”, “every”, “exi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24">
          <table:table-cell table:style-name="ce32" office:value-type="string">
            <text:p>T9.3.1</text:p>
          </table:table-cell>
          <table:table-cell table:style-name="ce37" office:value-type="string">
            <text:p>State proposals after “after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after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24">
          <table:table-cell table:style-name="ce32" office:value-type="string">
            <text:p>T9.3.3</text:p>
          </table:table-cell>
          <table:table-cell table:style-name="ce37" office:value-type="string">
            <text:p>State proposals after “every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every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4">
          <table:table-cell table:style-name="ce32" office:value-type="string">
            <text:p>T10.1</text:p>
          </table:table-cell>
          <table:table-cell table:style-name="ce37" office:value-type="string">
            <text:p>Create Example File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4" office:value-type="string">
            <text:p>The Trafficlight Example is created into the workspace </text:p>
          </table:table-cell>
          <table:table-cell table:style-name="ce33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>
            <text:p>Date of Test:</text:p>
          </table:table-cell>
          <table:table-cell table:style-name="ce2" table:formula="of:=[$'Yakindu SCT Test Report Setup'.$B2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/>
          <table:table-cell office:value-type="string">
            <text:p>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rname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mail:</text:p>
          </table:table-cell>
          <table:table-cell table:formula="of:=[$'Yakindu SCT Test Report Setup'.B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Operating System: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Yakindu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clipse Version</text:p>
          </table:table-cell>
          <table:table-cell table:formula="of:=[$'Yakindu SCT Test Report Setup'.B10]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19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33">
          <table:table-cell table:style-name="ce32" office:value-type="string">
            <text:p>T11.1</text:p>
          </table:table-cell>
          <table:table-cell table:style-name="ce37" office:value-type="string">
            <text:p>Preparations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Create new Class with following contend:</text:p>
            <text:p><text:span text:style-name="T19">Import</text:span><text:span text:style-name="T20"> java.io.IOException;</text:span></text:p>
            <text:p><text:span text:style-name="T20"/></text:p>
            <text:p><text:span text:style-name="T20"/></text:p>
            <text:p><text:span text:style-name="T19">public</text:span><text:span text:style-name="T20"> </text:span><text:span text:style-name="T19">class</text:span><text:span text:style-name="T20"> Operations {</text:span></text:p>
            <text:p><text:span text:style-name="T20"/></text:p>
            <text:p><text:span text:style-name="T20"><text:tab/></text:span><text:span text:style-name="T19">public</text:span><text:span text:style-name="T20"> </text:span><text:span text:style-name="T19">int</text:span><text:span text:style-name="T20"> returnFive(){</text:span></text:p>
            <text:p><text:span text:style-name="T20"><text:tab/></text:span><text:span text:style-name="T20"><text:tab/></text:span><text:span text:style-name="T19">return</text:span><text:span text:style-name="T20"> 5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<text:s/>throwUncheckedException()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RuntimeException("Runtime Exception in executed code")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IOException("IOException in executed code");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supportedMethod():void</text:span></text:p>
            <text:p><text:span text:style-name="T23"/></text:p>
          </table:table-cell>
          <table:table-cell table:style-name="ce34" office:value-type="string">
            <text:p>Operation Class created and prepared statechart to execute external operations</text:p>
          </table:table-cell>
          <table:table-cell table:style-name="ce33" table:number-columns-repeated="2"/>
        </table:table-row>
        <table:table-row table:style-name="ro22">
          <table:table-cell table:style-name="ce38" office:value-type="string">
            <text:p>T11.2</text:p>
          </table:table-cell>
          <table:table-cell table:style-name="ce39" office:value-type="string">
            <text:p>Calling a valid operation during statechat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>
            <text:p>The operation is executed → state changes after 5 sec</text:p>
          </table:table-cell>
          <table:table-cell table:style-name="ce41" table:number-columns-repeated="2"/>
        </table:table-row>
        <table:table-row table:style-name="ro13">
          <table:table-cell table:style-name="ce38" office:value-type="string">
            <text:p>T11.3</text:p>
          </table:table-cell>
          <table:table-cell table:style-name="ce39" office:value-type="string">
            <text:p>Runtime 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</table:table-cell>
          <table:table-cell table:style-name="ce40" office:value-type="string">
            <text:p>The operation is executed →</text:p>
            <text:p><text:s/>a PopUp indicates that an exception occurs and asks to terminate or </text:p>
            <text:p>Relaunch the statechart. </text:p>
          </table:table-cell>
          <table:table-cell table:style-name="ce41" table:number-columns-repeated="2"/>
        </table:table-row>
        <table:table-row table:style-name="ro22">
          <table:table-cell table:style-name="ce38" office:value-type="string">
            <text:p>T11.4</text:p>
          </table:table-cell>
          <table:table-cell table:style-name="ce39" office:value-type="string">
            <text:p>Checked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Change expression to „entry / throwCheckedException() → run simulation</text:p>
          </table:table-cell>
          <table:table-cell table:style-name="ce40" office:value-type="string">
            <text:p>The operation is executed → a PopUp indicates that an exception occurs</text:p>
            <text:p><text:s/>And asks to terminate or relaunch the statechart. </text:p>
          </table:table-cell>
          <table:table-cell table:style-name="ce41" table:number-columns-repeated="2"/>
        </table:table-row>
        <table:table-row table:style-name="ro22">
          <table:table-cell table:style-name="ce38" office:value-type="string">
            <text:p>T11.5</text:p>
          </table:table-cell>
          <table:table-cell table:style-name="ce39" office:value-type="string">
            <text:p>Try to call a Method that dose not exist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>
            <text:p>The operation is executed → a PopUp indicates that the method is not</text:p>
            <text:p><text:s/>Supported <text:s/>and asks to terminate or relaunch the statechart. </text:p>
          </table:table-cell>
          <table:table-cell table:style-name="ce41" table:number-columns-repeated="2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4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5">
          <table:table-cell table:style-name="ce32" office:value-type="string">
            <text:p>T12.1</text:p>
          </table:table-cell>
          <table:table-cell table:style-name="ce37" office:value-type="string">
            <text:p>Group States Into Composite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<text:s/></text:p>
            <text:p/>
          </table:table-cell>
          <table:table-cell table:style-name="ce34" office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6">
          <table:table-cell table:style-name="ce32" office:value-type="string">
            <text:p>T12.1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1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7">
          <table:table-cell table:style-name="ce6" office:value-type="string">
            <text:p>T12.2</text:p>
          </table:table-cell>
          <table:table-cell table:style-name="ce6" office:value-type="string">
            <text:p>Extract Subdiagram</text:p>
          </table:table-cell>
          <table:table-cell table:style-name="ce6" office:value-type="string">
            <text:p>T12.1</text:p>
          </table:table-cell>
          <table:table-cell table:style-name="ce20" office:value-type="string">
            <text:p>Select composite state “LightSwitch”</text:p>
            <text:p>Right click → Refactor → 'Extract Subdiagram'</text:p>
            <text:p>Hoover over the 'sub diagram' – decorator <text:s/></text:p>
            <text:p>Click on the 'sub diagram' – decorator in the lower right corner to open the subdiagram.</text:p>
          </table:table-cell>
          <table:table-cell table:style-name="ce34" office:value-type="string">
            <text:p>No specification errors should appear </text:p>
            <text:p>hoover→ preview image of the sub diagram is displayed</text:p>
            <text:p>Click → sub diagram opens in a additional <text:s/>editor tab</text:p>
            <text:p/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6">
          <table:table-cell table:style-name="ce32" office:value-type="string">
            <text:p>T12.2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2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8">
          <table:table-cell table:style-name="ce6" office:value-type="string">
            <text:p>T12.3</text:p>
          </table:table-cell>
          <table:table-cell table:style-name="ce6" office:value-type="string">
            <text:p>Inline Subdiagram</text:p>
          </table:table-cell>
          <table:table-cell table:style-name="ce6" office:value-type="string">
            <text:p>T12.2</text:p>
          </table:table-cell>
          <table:table-cell table:style-name="ce20" office:value-type="string">
            <text:p><text:span text:style-name="T6">Select “LightSwitch” sate in staircase.sct</text:span></text:p>
            <text:p><text:span text:style-name="T6">Right click → Refactor → Inline Subdiagram</text:span></text:p>
            <text:p><text:span text:style-name="T6"/></text:p>
          </table:table-cell>
          <table:table-cell table:style-name="ce34" office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6">
          <table:table-cell table:style-name="ce32" office:value-type="string">
            <text:p>T12.3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3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 style:data-style-name="N2" text:time-value="0000-00-00T13:07:45.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3-05-06T16:57:43.23</dc:date>
    <meta:editing-duration>P1DT8H29M46S</meta:editing-duration>
    <meta:editing-cycles>232</meta:editing-cycles>
    <meta:generator>LibreOffice/4.0.2.2$Windows_x86 LibreOffice_project/4c82dcdd6efcd48b1d8bba66bfe1989deee49c3</meta:generator>
    <meta:printed-by>Markus Mühlbrandt</meta:printed-by>
    <meta:print-date>2012-12-17T08:14:54</meta:print-date>
    <meta:document-statistic meta:table-count="13" meta:cell-count="642" meta:object-count="0"/>
  </office:meta>
</office:document-meta>
</file>